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f74f" officeooo:paragraph-rsid="0009f74f"/>
    </style:style>
    <style:style style:name="P2" style:family="paragraph" style:parent-style-name="Standard">
      <style:text-properties officeooo:paragraph-rsid="0009f74f"/>
    </style:style>
    <style:style style:name="P3" style:family="paragraph" style:parent-style-name="Standard">
      <style:text-properties fo:font-size="10pt" officeooo:paragraph-rsid="000dd66d" style:font-size-asian="10pt" style:font-size-complex="10pt"/>
    </style:style>
    <style:style style:name="P4" style:family="paragraph" style:parent-style-name="Standard">
      <style:text-properties fo:font-size="10pt" officeooo:rsid="0009f74f" officeooo:paragraph-rsid="000dd66d" style:font-size-asian="10pt" style:font-size-complex="10pt"/>
    </style:style>
    <style:style style:name="P5" style:family="paragraph" style:parent-style-name="Standard">
      <style:text-properties fo:font-size="10pt" officeooo:paragraph-rsid="000dd66d"/>
    </style:style>
    <style:style style:name="T1" style:family="text">
      <style:text-properties officeooo:rsid="00094e82"/>
    </style:style>
    <style:style style:name="T2" style:family="text">
      <style:text-properties officeooo:rsid="000ae1f4"/>
    </style:style>
    <style:style style:name="T3" style:family="text">
      <style:text-properties officeooo:rsid="000c19c0"/>
    </style:style>
    <style:style style:name="T4" style:family="text">
      <style:text-properties fo:font-variant="normal" fo:text-transform="none" fo:color="#000000" style:font-name="Tahoma" fo:font-size="12pt" fo:letter-spacing="normal" fo:font-style="normal" fo:font-weight="normal"/>
    </style:style>
    <style:style style:name="T5" style:family="text">
      <style:text-propertie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ection&gt;</text:p>
      <text:p text:style-name="Standard"><text:tab/><text:tab/><text:tab/><text:tab/><text:tab/>&lt;img src="img/imageImportante/profile.jpg" onclick="openModal();"&gt;</text:p>
      <text:p text:style-name="Standard"><text:tab/><text:tab/><text:tab/><text:tab/><text:tab/>&lt;article&gt;</text:p>
      <text:p text:style-name="Standard"><text:tab/><text:tab/><text:tab/><text:tab/><text:tab/><text:tab/>&lt;p&gt;</text:p>
      <text:p text:style-name="Standard"><text:tab/><text:tab/><text:tab/><text:tab/><text:tab/><text:tab/><text:tab/>Actuellement en première année de BTS SN (système numérique), je souhaite travailler dans le domaine de l’informatique. Plus précisément je voudrais me diriger dans le développement du côté du <text:span text:style-name="T1">Front-End</text:span> mais pourquoi pas un peu de <text:span text:style-name="T1">Back-End</text:span>. J’ai une approche plutôt artistique, en effet, j’aime bien que ce que je fais soit beau et ordonné. </text:p>
      <text:p text:style-name="Standard"><text:tab/><text:tab/><text:tab/><text:tab/><text:tab/><text:tab/>&lt;/p&gt;</text:p>
      <text:p text:style-name="Standard"><text:tab/><text:tab/><text:tab/><text:tab/><text:tab/><text:tab/>&lt;h2&gt; la photo&lt;/h2&gt;</text:p>
      <text:p text:style-name="Standard"><text:tab/><text:tab/><text:tab/><text:tab/><text:tab/><text:tab/>&lt;p&gt;</text:p>
      <text:p text:style-name="Standard"><text:tab/><text:tab/><text:tab/><text:tab/><text:tab/><text:tab/><text:tab/>Comme vous pouvez le voir sur l’image de droite, je suis photographe amateur, il s’agit là d<text:span text:style-name="T2">e l</text:span>’une de mes passions. Je suis dans ce milieu depuis quelques années maintenant, j’ai eu l’occasion de faire une bonne partie des différentes catégories qui existent, par exemple j’ai fais beaucoup de portraits, de l’animalier, du paysage, mais plus professionnellement, je suis le photographe, depuis le début de l’année 2019/2020, d’une équipe de basket qui évolue en National 3, et depuis maintenant 1 an je suis le photographe de l’association d’informatique de l’IUT de Lannion &lt;a href="https://www.facebook.com/alive.lannion/"&gt;Alive&lt;/a&gt;. Je vais donc faire les photos de groupe des événement, comme par exemple les &lt;a href="https://www.facebook.com/pg/alive.lannion/photos/?tab=album&amp;album_id=1224733227690884&amp;ref=page_internal"&gt;LAN&lt;/a&gt;, les soirées ou encore des activités comme du &lt;a href="https://www.facebook.com/pg/alive.lannion/photos/?tab=album&amp;album_id=1282410388589834&amp;ref=page_internal"&gt;PaintBall&lt;/a&gt;. </text:p>
      <text:p text:style-name="Standard"><text:tab/><text:tab/><text:tab/><text:tab/><text:tab/><text:tab/>&lt;/p&gt;</text:p>
      <text:p text:style-name="Standard"><text:tab/><text:tab/><text:tab/><text:tab/><text:tab/><text:tab/>&lt;h2&gt;Mes passions&lt;/h2&gt;</text:p>
      <text:p text:style-name="Standard"><text:tab/><text:tab/><text:tab/><text:tab/><text:tab/><text:tab/>&lt;p&gt;</text:p>
      <text:p text:style-name="Standard"><text:tab/><text:tab/><text:tab/><text:tab/><text:tab/><text:tab/><text:tab/>J’ai<text:span text:style-name="T2">me</text:span> aussi vraiment beaucoup les jeux vidéos, je trouve ça très relaxant et il s’agit d’une bonne façon de passer <text:span text:style-name="T2">du </text:span>bon temps avec des personnes que tu ne peux pas voir facilement. Mais pas que, il s’agit d’une solution très ludique pour forger des liens et un esprit d’équipe avec un groupe.</text:p>
      <text:p text:style-name="Standard"><text:tab/><text:tab/><text:tab/><text:tab/><text:tab/><text:tab/>&lt;/p&gt;</text:p>
      <text:p text:style-name="Standard"/>
      <text:p text:style-name="Standard"><text:tab/><text:tab/><text:tab/><text:tab/><text:tab/><text:tab/>&lt;p&gt;</text:p>
      <text:p text:style-name="Standard"><text:tab/><text:tab/><text:tab/><text:tab/><text:tab/><text:tab/><text:tab/>Le sport est aussi quelque chose d’important, j’aime particulièrement les sports en équipe pour la cohésion de groupe et l’esprit d’équipe. J’ai fais 8 ans de basket où je jouais de temps en temps meneur.</text:p>
      <text:p text:style-name="Standard"><text:tab/><text:tab/><text:tab/><text:tab/><text:tab/><text:tab/>&lt;/p&gt;</text:p>
      <text:p text:style-name="Standard"><text:tab/><text:tab/><text:tab/><text:tab/><text:tab/>&lt;/article&gt;</text:p>
      <text:p text:style-name="Standard"><text:tab/><text:tab/><text:tab/><text:tab/>&lt;/section&gt;</text:p>
      <text:p text:style-name="Standard"><text:tab/><text:tab/><text:tab/>&lt;/div&gt;</text:p>
      <text:p text:style-name="Standard"/>
      <text:p text:style-name="Standard"><text:tab/><text:tab/><text:tab/>&lt;div class="tele CV"&gt;</text:p>
      <text:p text:style-name="Standard"><text:tab/><text:tab/><text:tab/><text:tab/>&lt;h1&gt;Mon CV&lt;/h1&gt;</text:p>
      <text:p text:style-name="Standard"><text:tab/><text:tab/><text:tab/><text:tab/>&lt;a href="CV.pdf"&gt;&lt;img src="img/cv.png" width="300px"&gt;&lt;/a&gt;</text:p>
      <text:p text:style-name="Standard"><text:tab/><text:tab/><text:tab/><text:tab/><text:tab/></text:p>
      <text:p text:style-name="Standard"><text:tab/><text:tab/><text:tab/>&lt;/div&gt;</text:p>
      <text:p text:style-name="Standard"/>
      <text:p text:style-name="Standard"><text:tab/><text:tab/><text:tab/>&lt;div class="tele"&gt;</text:p>
      <text:p text:style-name="Standard"><text:tab/><text:tab/><text:tab/><text:tab/>&lt;h1&gt;Mes projets&lt;/h1&gt;</text:p>
      <text:p text:style-name="Standard"><text:tab/><text:tab/><text:tab/><text:tab/>&lt;!--&lt;img src="img/image-v/_DSC8874.jpg" width="50%"&gt;--&gt;</text:p>
      <text:p text:style-name="Standard"><text:tab/><text:tab/><text:tab/><text:tab/>&lt;section&gt;</text:p>
      <text:p text:style-name="Standard"><text:soft-page-break/><text:tab/><text:tab/><text:tab/><text:tab/><text:tab/></text:p>
      <text:p text:style-name="Standard"><text:tab/><text:tab/><text:tab/><text:tab/><text:tab/>&lt;article&gt;</text:p>
      <text:p text:style-name="Standard"><text:tab/><text:tab/><text:tab/><text:tab/><text:tab/><text:tab/>&lt;img src="img/imageImportante/siteAnglais.png"&gt;</text:p>
      <text:p text:style-name="Standard"><text:tab/><text:tab/><text:tab/><text:tab/><text:tab/><text:tab/>&lt;h2&gt;Site web en Anglais&lt;/h2&gt;</text:p>
      <text:p text:style-name="Standard"><text:tab/><text:tab/><text:tab/><text:tab/><text:tab/><text:tab/>&lt;p&gt;Ce projet de site web en anglais était un projet de fin de première année à l’IUT Informatique de Lannion, nous avions un sujet, un site de photographe, et nous devions en quelques semaines créer un portail où les personnes intéressées pouvai<text:span text:style-name="T2">ent</text:span> voir ce que le photographe proposait avec quelque<text:span text:style-name="T2">s</text:span> photo<text:span text:style-name="T2">s,</text:span> pour illustrer dans un carrousel. Et avec un peu plus de temps et de connaissance, nous avions pour idées de mettre en place un système de réservation de rendez-vous avec le photographe sur un agenda, une façon de réserver une séance photo en extérieur ou en studio.&lt;/p&gt;</text:p>
      <text:p text:style-name="Standard"><text:tab/><text:tab/><text:tab/><text:tab/><text:tab/>&lt;/article&gt;</text:p>
      <text:p text:style-name="Standard"><text:tab/><text:tab/><text:tab/><text:tab/><text:tab/>&lt;article&gt;</text:p>
      <text:p text:style-name="Standard"><text:tab/><text:tab/><text:tab/><text:tab/><text:tab/><text:tab/>&lt;img src="img/imageImportante/maquetteUML.png" alt="placeholder+image"&gt;</text:p>
      <text:p text:style-name="Standard"><text:tab/><text:tab/><text:tab/><text:tab/><text:tab/><text:tab/>&lt;h2&gt;Traducteur UML To Java&lt;/h2&gt;</text:p>
      <text:p text:style-name="Standard"><text:tab/><text:tab/><text:tab/><text:tab/><text:tab/><text:tab/>&lt;p&gt;Le principe de ce projet est beaucoup plus simple à expliquer qu’à mettre en place, il s’agit de créer un<text:span text:style-name="T2">e</text:span> application o<text:span text:style-name="T2">ù</text:span> l’utilisateur peu<text:span text:style-name="T2">t</text:span> créer un diagramme UML et le logiciel le traduit automatiquement. Le plus difficile <text:span text:style-name="T2">a été</text:span> de mettre en place la traduction, la solution que l’on a trouvé était de traduire le code et de l’afficher dans un onglet différent. <text:span text:style-name="T2">A</text:span>insi l’utilisateur peu<text:span text:style-name="T2">t</text:span> copier le code et le mettre dans son compilateur.&lt;/p&gt;</text:p>
      <text:p text:style-name="Standard"><text:tab/><text:tab/><text:tab/><text:tab/><text:tab/>&lt;/article&gt;</text:p>
      <text:p text:style-name="Standard"><text:tab/><text:tab/><text:tab/><text:tab/><text:tab/>&lt;article&gt;</text:p>
      <text:p text:style-name="Standard"><text:tab/><text:tab/><text:tab/><text:tab/><text:tab/><text:tab/>&lt;h2&gt;Site web personnel&lt;/h2&gt;</text:p>
      <text:p text:style-name="Standard"><text:tab/><text:tab/><text:tab/><text:tab/><text:tab/><text:tab/>&lt;p&gt;Ce projet est celui que vous voyez ici, il s’agit d’une interface qui me permet de développer le contenu de mon CV. Nous avions déjà pour objectif de faire un site personnel à l’IUT mais en première année de BTS on nous demande de créer un site en anglais avec un sujet libre, j’ai donc décid<text:span text:style-name="T3">é</text:span> de refaire entièrement mon site car je n’étais pas satisfait de la première version.&lt;/p&gt;</text:p>
      <text:p text:style-name="Standard"><text:tab/><text:tab/><text:tab/><text:tab/><text:tab/>&lt;/article&gt;</text:p>
      <text:p text:style-name="Standard"><text:tab/><text:tab/><text:tab/><text:tab/><text:tab/></text:p>
      <text:p text:style-name="Standard"><text:tab/><text:tab/><text:tab/><text:tab/>&lt;/section&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En Anglais</text:p>
      <text:p text:style-name="P1"/>
      <text:p text:style-name="P3">&lt;section&gt;</text:p>
      <text:p text:style-name="P3"><text:tab/><text:tab/><text:tab/><text:tab/><text:tab/>&lt;img src="img/imageImportante/profile.jpg" onclick="openModal();"&gt;</text:p>
      <text:p text:style-name="P3"><text:tab/><text:tab/><text:tab/><text:tab/><text:tab/>&lt;article&gt;</text:p>
      <text:p text:style-name="P3"><text:tab/><text:tab/><text:tab/><text:tab/><text:tab/><text:tab/>&lt;p&gt;</text:p>
      <text:p text:style-name="P5"><text:span text:style-name="T5"><text:tab/><text:tab/><text:tab/><text:tab/><text:tab/><text:tab/><text:tab/></text:span><text:span text:style-name="T4">Currently in the first year of BTS SN (digital system), I want to work in the field of computer science. More specifically I would like to head into development on the Front-End side but why not a bit of Back-End. I have a rather artistic approach, in fact, I like that what I do is beautiful and orderly.</text:span></text:p>
      <text:p text:style-name="P3"><text:tab/><text:tab/><text:tab/><text:tab/><text:tab/><text:tab/>&lt;/p&gt;</text:p>
      <text:p text:style-name="P3"><text:tab/><text:tab/><text:tab/><text:tab/><text:tab/><text:tab/>&lt;h2&gt; la photo&lt;/h2&gt;</text:p>
      <text:p text:style-name="P3"><text:tab/><text:tab/><text:tab/><text:tab/><text:tab/><text:tab/>&lt;p&gt;</text:p>
      <text:p text:style-name="P3"><text:tab/><text:tab/><text:tab/><text:tab/><text:tab/><text:tab/><text:tab/>Comme vous pouvez le voir sur l’image de droite, je suis photographe amateur, il s’agit là d<text:span text:style-name="T2">e l</text:span>’une de mes passions. Je suis dans ce milieu depuis quelques années maintenant, j’ai eu l’occasion de faire une bonne partie des différentes catégories qui existent, par exemple j’ai fais beaucoup de portraits, de l’animalier, du paysage, mais plus professionnellement, je suis le photographe, depuis le début de l’année 2019/2020, d’une équipe de basket qui évolue en National 3, et depuis maintenant 1 an je suis le photographe de l’association d’informatique de l’IUT de Lannion &lt;a href="https://www.facebook.com/alive.lannion/"&gt;Alive&lt;/a&gt;. Je vais donc faire les photos de groupe des événement, comme par exemple les &lt;a href="https://www.facebook.com/pg/alive.lannion/photos/?tab=album&amp;album_id=1224733227690884&amp;ref=page_internal"&gt;LAN&lt;/a&gt;, les soirées ou encore des activités comme du &lt;a href="https://www.facebook.com/pg/alive.lannion/photos/?tab=album&amp;album_id=1282410388589834&amp;ref=page_internal"&gt;PaintBall&lt;/a&gt;. </text:p>
      <text:p text:style-name="P3"><text:tab/><text:tab/><text:tab/><text:tab/><text:tab/><text:tab/>&lt;/p&gt;</text:p>
      <text:p text:style-name="P3"><text:tab/><text:tab/><text:tab/><text:tab/><text:tab/><text:tab/>&lt;h2&gt;Mes passions&lt;/h2&gt;</text:p>
      <text:p text:style-name="P3"><text:tab/><text:tab/><text:tab/><text:tab/><text:tab/><text:tab/>&lt;p&gt;</text:p>
      <text:p text:style-name="P3"><text:tab/><text:tab/><text:tab/><text:tab/><text:tab/><text:tab/><text:tab/>J’ai<text:span text:style-name="T2">me</text:span> aussi vraiment beaucoup les jeux vidéos, je trouve ça très relaxant et il s’agit d’une bonne façon de passer <text:span text:style-name="T2">du </text:span>bon temps avec des personnes que tu ne peux pas voir facilement. Mais pas que, il s’agit d’une solution très ludique pour forger des liens et un esprit d’équipe avec un groupe.</text:p>
      <text:p text:style-name="P3"><text:tab/><text:tab/><text:tab/><text:tab/><text:tab/><text:tab/>&lt;/p&gt;</text:p>
      <text:p text:style-name="P3"/>
      <text:p text:style-name="P3"><text:tab/><text:tab/><text:tab/><text:tab/><text:tab/><text:tab/>&lt;p&gt;</text:p>
      <text:p text:style-name="P3"><text:tab/><text:tab/><text:tab/><text:tab/><text:tab/><text:tab/><text:tab/>Le sport est aussi quelque chose d’important, j’aime particulièrement les sports en équipe pour la cohésion de groupe et l’esprit d’équipe. J’ai fais 8 ans de basket où je jouais de temps en temps meneur.</text:p>
      <text:p text:style-name="P3"><text:tab/><text:tab/><text:tab/><text:tab/><text:tab/><text:tab/>&lt;/p&gt;</text:p>
      <text:p text:style-name="P3"><text:tab/><text:tab/><text:tab/><text:tab/><text:tab/>&lt;/article&gt;</text:p>
      <text:p text:style-name="P3"><text:tab/><text:tab/><text:tab/><text:tab/>&lt;/section&gt;</text:p>
      <text:p text:style-name="P3"><text:tab/><text:tab/><text:tab/>&lt;/div&gt;</text:p>
      <text:p text:style-name="P3"/>
      <text:p text:style-name="P3"><text:tab/><text:tab/><text:tab/>&lt;div class="tele CV"&gt;</text:p>
      <text:p text:style-name="P3"><text:tab/><text:tab/><text:tab/><text:tab/>&lt;h1&gt;Mon CV&lt;/h1&gt;</text:p>
      <text:p text:style-name="P3"><text:tab/><text:tab/><text:tab/><text:tab/>&lt;a href="CV.pdf"&gt;&lt;img src="img/cv.png" width="300px"&gt;&lt;/a&gt;</text:p>
      <text:p text:style-name="P3"><text:tab/><text:tab/><text:tab/><text:tab/><text:tab/></text:p>
      <text:p text:style-name="P3"><text:tab/><text:tab/><text:tab/>&lt;/div&gt;</text:p>
      <text:p text:style-name="P3"/>
      <text:p text:style-name="P3"><text:tab/><text:tab/><text:tab/>&lt;div class="tele"&gt;</text:p>
      <text:p text:style-name="P3"><text:tab/><text:tab/><text:tab/><text:tab/>&lt;h1&gt;Mes projets&lt;/h1&gt;</text:p>
      <text:p text:style-name="P3"><text:tab/><text:tab/><text:tab/><text:tab/>&lt;!--&lt;img src="img/image-v/_DSC8874.jpg" width="50%"&gt;--&gt;</text:p>
      <text:p text:style-name="P3"><text:tab/><text:tab/><text:tab/><text:tab/>&lt;section&gt;</text:p>
      <text:p text:style-name="P3"><text:tab/><text:tab/><text:tab/><text:tab/><text:tab/></text:p>
      <text:p text:style-name="P3"><text:tab/><text:tab/><text:tab/><text:tab/><text:tab/>&lt;article&gt;</text:p>
      <text:p text:style-name="P3"><text:tab/><text:tab/><text:tab/><text:tab/><text:tab/><text:tab/>&lt;img src="img/imageImportante/siteAnglais.png"&gt;</text:p>
      <text:p text:style-name="P3"><text:tab/><text:tab/><text:tab/><text:tab/><text:tab/><text:tab/>&lt;h2&gt;Site web en Anglais&lt;/h2&gt;</text:p>
      <text:p text:style-name="P3"><text:tab/><text:tab/><text:tab/><text:tab/><text:tab/><text:tab/>&lt;p&gt;Ce projet de site web en anglais était un projet de fin de première année à l’IUT Informatique de Lannion, nous avions un sujet, un site de photographe, et nous devions en quelques semaines créer un portail où les personnes intéressées pouvai<text:span text:style-name="T2">ent</text:span> voir ce que le photographe proposait avec quelque<text:span text:style-name="T2">s</text:span> photo<text:span text:style-name="T2">s,</text:span> pour illustrer dans un carrousel. Et avec un peu plus de temps et de connaissance, nous avions pour idées de mettre en place un système de réservation de rendez-vous avec le photographe sur un agenda, une façon de réserver une séance photo en extérieur ou en studio.&lt;/p&gt;</text:p>
      <text:p text:style-name="P3"><text:tab/><text:tab/><text:tab/><text:tab/><text:tab/>&lt;/article&gt;</text:p>
      <text:p text:style-name="P3"><text:soft-page-break/><text:tab/><text:tab/><text:tab/><text:tab/><text:tab/>&lt;article&gt;</text:p>
      <text:p text:style-name="P3"><text:tab/><text:tab/><text:tab/><text:tab/><text:tab/><text:tab/>&lt;img src="img/imageImportante/maquetteUML.png" alt="placeholder+image"&gt;</text:p>
      <text:p text:style-name="P3"><text:tab/><text:tab/><text:tab/><text:tab/><text:tab/><text:tab/>&lt;h2&gt;Traducteur UML To Java&lt;/h2&gt;</text:p>
      <text:p text:style-name="P3"><text:tab/><text:tab/><text:tab/><text:tab/><text:tab/><text:tab/>&lt;p&gt;Le principe de ce projet est beaucoup plus simple à expliquer qu’à mettre en place, il s’agit de créer un<text:span text:style-name="T2">e</text:span> application o<text:span text:style-name="T2">ù</text:span> l’utilisateur peu<text:span text:style-name="T2">t</text:span> créer un diagramme UML et le logiciel le traduit automatiquement. Le plus difficile <text:span text:style-name="T2">a été</text:span> de mettre en place la traduction, la solution que l’on a trouvé était de traduire le code et de l’afficher dans un onglet différent. <text:span text:style-name="T2">A</text:span>insi l’utilisateur peu<text:span text:style-name="T2">t</text:span> copier le code et le mettre dans son compilateur.&lt;/p&gt;</text:p>
      <text:p text:style-name="P3"><text:tab/><text:tab/><text:tab/><text:tab/><text:tab/>&lt;/article&gt;</text:p>
      <text:p text:style-name="P3"><text:tab/><text:tab/><text:tab/><text:tab/><text:tab/>&lt;article&gt;</text:p>
      <text:p text:style-name="P3"><text:tab/><text:tab/><text:tab/><text:tab/><text:tab/><text:tab/>&lt;h2&gt;Site web personnel&lt;/h2&gt;</text:p>
      <text:p text:style-name="P3"><text:tab/><text:tab/><text:tab/><text:tab/><text:tab/><text:tab/>&lt;p&gt;Ce projet est celui que vous voyez ici, il s’agit d’une interface qui me permet de développer le contenu de mon CV. Nous avions déjà pour objectif de faire un site personnel à l’IUT mais en première année de BTS on nous demande de créer un site en anglais avec un sujet libre, j’ai donc décid<text:span text:style-name="T3">é</text:span> de refaire entièrement mon site car je n’étais pas satisfait de la première version.&lt;/p&gt;</text:p>
      <text:p text:style-name="P3"><text:tab/><text:tab/><text:tab/><text:tab/><text:tab/>&lt;/article&gt;</text:p>
      <text:p text:style-name="P3"><text:tab/><text:tab/><text:tab/><text:tab/><text:tab/></text:p>
      <text:p text:style-name="P4"><text:tab/><text:tab/><text:tab/><text:tab/>&lt;/sec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6:31:06.915355002</meta:creation-date>
    <dc:date>2019-12-12T16:52:43.081530908</dc:date>
    <meta:editing-duration>PT5M14S</meta:editing-duration>
    <meta:editing-cycles>4</meta:editing-cycles>
    <meta:generator>LibreOffice/6.0.7.3$Linux_X86_64 LibreOffice_project/00m0$Build-3</meta:generator>
    <meta:document-statistic meta:table-count="0" meta:image-count="0" meta:object-count="0" meta:page-count="4" meta:paragraph-count="93" meta:word-count="1145" meta:character-count="8264" meta:non-whitespace-character-count="6735"/>
  </office:meta>
</office:document-meta>
</file>